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4fa3" officeooo:paragraph-rsid="00054fa3"/>
    </style:style>
    <style:style style:name="P2" style:family="paragraph" style:parent-style-name="Standard">
      <style:text-properties officeooo:rsid="00054fa3" officeooo:paragraph-rsid="00063b46"/>
    </style:style>
    <style:style style:name="P3" style:family="paragraph" style:parent-style-name="Standard">
      <style:paragraph-properties fo:text-align="end" style:justify-single-word="false"/>
      <style:text-properties officeooo:rsid="00063b46" officeooo:paragraph-rsid="00063b46"/>
    </style:style>
    <style:style style:name="P4" style:family="paragraph" style:parent-style-name="Standard">
      <style:paragraph-properties fo:text-align="start" style:justify-single-word="false"/>
      <style:text-properties fo:font-style="normal" officeooo:rsid="00063b46" officeooo:paragraph-rsid="00063b46" style:font-style-asian="normal" style:font-style-complex="normal"/>
    </style:style>
    <style:style style:name="P5" style:family="paragraph" style:parent-style-name="Standard">
      <style:paragraph-properties fo:text-align="start" style:justify-single-word="false"/>
      <style:text-properties fo:font-style="normal" officeooo:rsid="000c2339" officeooo:paragraph-rsid="000c2339" style:font-style-asian="normal" style:font-style-complex="normal"/>
    </style:style>
    <style:style style:name="P6" style:family="paragraph" style:parent-style-name="Standard">
      <style:paragraph-properties fo:text-align="end" style:justify-single-word="false"/>
      <style:text-properties fo:font-style="normal" officeooo:rsid="000c2339" officeooo:paragraph-rsid="000c2339" style:font-style-asian="normal" style:font-style-complex="normal"/>
    </style:style>
    <style:style style:name="P7" style:family="paragraph" style:parent-style-name="Standard">
      <style:paragraph-properties fo:text-align="start" style:justify-single-word="false"/>
      <style:text-properties fo:font-style="normal" officeooo:rsid="000c3b30" officeooo:paragraph-rsid="000c3b30" style:font-style-asian="normal" style:font-style-complex="normal"/>
    </style:style>
    <style:style style:name="P8" style:family="paragraph" style:parent-style-name="Standard">
      <style:paragraph-properties fo:text-align="start" style:justify-single-word="false"/>
      <style:text-properties fo:font-style="italic" officeooo:rsid="00063b46" officeooo:paragraph-rsid="00063b46" style:font-style-asian="italic" style:font-style-complex="italic"/>
    </style:style>
    <style:style style:name="T1" style:family="text">
      <style:text-properties officeooo:rsid="00062634"/>
    </style:style>
    <style:style style:name="T2" style:family="text">
      <style:text-properties fo:font-style="italic" style:font-style-asian="italic" style:font-style-complex="italic"/>
    </style:style>
    <style:style style:name="T3" style:family="text">
      <style:text-properties fo:font-style="italic" officeooo:rsid="00062634" style:font-style-asian="italic" style:font-style-complex="italic"/>
    </style:style>
    <style:style style:name="T4" style:family="text">
      <style:text-properties fo:font-style="italic" officeooo:rsid="00063b4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63b46" style:font-style-asian="normal" style:font-style-complex="normal"/>
    </style:style>
    <style:style style:name="T7" style:family="text">
      <style:text-properties officeooo:rsid="00068d46"/>
    </style:style>
    <style:style style:name="T8" style:family="text">
      <style:text-properties officeooo:rsid="000c23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Misha, Dear Tasia,</text:p>
      <text:p text:style-name="P2">Where are you now? That is our great question because we have been silent for such a long time. We received your letter in the end of January and I wrote a letter one month later but was never sent to you, because <text:span text:style-name="T1">Provat</text:span> was going to answer your questions and then so many other things came in between. On the first of October I am due to give birth to a child. I am happy about it and so is <text:span text:style-name="T1">Provat, although she or he does not know either what the world is like and especially England. We had to move our residence, because children are not allowed in all houses here. And what it means for a colored man + child to find a place to live, I cannot tell you! Now we live very near Marx’s grave and we think of his words more than ever. We also say Piarj Bharat, for we are still here and waiting til Provat has finished his final exams in law. Provat is working now and I have stopped. His work will delay his … again and life is very different in England. We are longing so much to go to India and we do not know when it will be. We think very much of you, and our … are remembered every day trough the beautiful blue </text:span><text:span text:style-name="T3">towercase</text:span><text:span text:style-name="T1"> given by Tasia and it is like feeling all the good men of runian people behind it. At times we are also </text:span><text:span text:style-name="T3">Runia-</text:span><text:span text:style-name="T6">sick</text:span><text:span text:style-name="T1"> and would like to see the people again and especially friends like you. Lastly I wish to say also that I would like to have the child in </text:span><text:span text:style-name="T3">Runia</text:span><text:span text:style-name="T4"> </text:span><text:span text:style-name="T6">under the Pavlovian method. Alas, this conditioned reflex does not exist in England.</text:span></text:p>
      <text:p text:style-name="P3"><text:span text:style-name="T5">With many warm greetings, </text:span><text:span text:style-name="T2">Lilia</text:span></text:p>
      <text:p text:style-name="P8"/>
      <text:p text:style-name="P4">My dear Misha,</text:p>
      <text:p text:style-name="P4"><text:tab/><text:tab/>I have recevied your letter long time ago and I reply you now! At present I have taken up overall of the worker … more than being an so-called intellectual! Life is very hard here and as an Indian how hard it is to earn just a little bread and butter! I am operating boiler machines in London for a living! <text:span text:style-name="T7">But my heart is in socialism and my India. Another little fellow is coming soon among us … I got to feed him and my studies are postponed for a while. But at the latest I would be back to India by 1960, I hope. And what long time it is. Your request for African articles must remain unanswered at present. In the ‘Daily Worker’, sometime ago there was an article by … Cox on “...” He is writing regularly on Africa on the Worker now. And he is one of the most brilliant and well read man on the … In India, it means clouds are getting dark and we need constant vigilance and a high degree of …, organisation and theoretical clarity to … the … … , which unfortunately, we are not up to the standard anyhow. Unless we are able to visualize the … in India clearly, believe me we are going to have a rough time … The … of Kerala … … is juts the beginning and the … … are just experimenting the technique and weighing balances for future take over after …… Needless to mention, taking one from Gen. DeGaulle or General Ayub Khan of Pakistan the Big business is preparing to follow the same path in India if sutiation recalls that. Of course if other courses are open for their purposes, then they would … to this … only as a last resort. From our side we should be clear not to get provoked by our opponent by initiating the ……… as we did in the past. In India the … are once more getting sharply divided and crystalizing in fixed … For us to be … depends entirely on our organization among the peasantry, which is not very much now. Our strategic understanding in … to … … is very … lacking.</text:span></text:p>
      <text:p text:style-name="P7">Important key points of power in terms of holding them in time of emergency is … To clarify, the … … or … …, which could give a death blow to the opposition if they dare to encroach on our democratic rights are not organised by us so that … politically. R. Palme wrote two articles on the ‘Daily Worker’ mostly on India and Nehru. I think they are very important and gives a clear … to the … in India. Have you by chance read them? If not please try to get them. In short if Party can win over the peasantry mainly on our side and neutralizes the middle class, I think with the … class, we have … classes of … in India. Lastly, the Big foreign concerns in India like …, Shell or Unilever must be kept under vigilant watch of the people. We …… their history and policy, which unfortunately we don’t have yet. Americans are watching the development in our country very … and that should be a great warning to us for future trouble via Pakistan and other regims … U.S.S.R. &amp; China.</text:p>
      <text:p text:style-name="P4"><text:tab/><text:tab/><text:span text:style-name="T8">How are you getting on with your diplomatic life? And how is your son? I still expect to see you someday in India! Perhaps in a real socialist India! Our friendship is unshakable </text:span><text:soft-page-break/><text:span text:style-name="T8">as it lies in Marxist faith and humanity. As long as I live in this world I would remember you as my … Russian friend and great lover of … !</text:span></text:p>
      <text:p text:style-name="P4"><text:tab/><text:tab/><text:span text:style-name="T8">As far we live in great struggle for mere survival in this so-called “free world”. Bit is also a great vision for realisation of socialism one day. I do hope you get my letter and please write to me in my new address.</text:span></text:p>
      <text:p text:style-name="P4"><text:tab/><text:tab/><text:span text:style-name="T8">25 Park Avenue</text:span></text:p>
      <text:p text:style-name="P4"><text:tab/><text:tab/> <text:s text:c="3"/><text:span text:style-name="T8">London, N.W.11.</text:span></text:p>
      <text:p text:style-name="P5">With best wishes to all of you!</text:p>
      <text:p text:style-name="P6">Your sincerely,</text:p>
      <text:p text:style-name="P6">Pr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09:43:16.209955053</meta:creation-date>
    <dc:date>2020-08-17T18:33:31.672439283</dc:date>
    <meta:editing-duration>PT1H55M50S</meta:editing-duration>
    <meta:editing-cycles>7</meta:editing-cycles>
    <meta:generator>LibreOffice/6.0.7.3$Linux_X86_64 LibreOffice_project/00m0$Build-3</meta:generator>
    <meta:document-statistic meta:table-count="0" meta:image-count="0" meta:object-count="0" meta:page-count="2" meta:paragraph-count="13" meta:word-count="990" meta:character-count="5041" meta:non-whitespace-character-count="4050"/>
  </office:meta>
</office:document-meta>
</file>